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eting Agenda</text:h>
      <text:p text:style-name="Text_20_body">Location: 6225</text:p>
      <text:p text:style-name="Text_20_body">Date: 10-03-23</text:p>
      <text:p text:style-name="Text_20_body">Time: 10:00</text:p>
      <text:p text:style-name="Text_20_body">Facilitators: Jonas Jacobsson, Christian Bergström.</text:p>
      <text:p text:style-name="Text_20_body">Participants: Jonas Jacobsson, Christian Bergström.</text:p>
      <text:list xml:id="list134747257" text:style-name="L1">
        <text:list-item>
          <text:p text:style-name="P1">Objectives (5 min)</text:p>
          <text:p text:style-name="P1">Figure out what we need to get done for the meeting with the supervisor on Thursday.</text:p>
        </text:list-item>
        <text:list-item>
          <text:p text:style-name="P1">Reports (15 min)</text:p>
          <text:p text:style-name="P1">Two group members returned to their previous group. </text:p>
        </text:list-item>
        <text:list-item>
          <text:p text:style-name="P1">Discussion items (35 min)</text:p>
          <text:p text:style-name="P1">Create Google Code project A.S.A.P. <text:s text:c="91"/>We'll need a name for our game. <text:s text:c="95"/>Identify as many uses cases as possible. <text:s text:c="79"/>Complete RAD.</text:p>
        </text:list-item>
        <text:list-item>
          <text:p text:style-name="P1">Outcomes and assignments (5 min)</text:p>
          <text:p text:style-name="P1">The game will be called Trimoku. Jonas should register the Google Code group. Both of us will work together on both the RAD and use cases, so that we're in agreement on all issues.</text:p>
        </text:list-item>
        <text:list-item>
          <text:p text:style-name="P1">Wrap up</text:p>
          <text:list>
            <text:list-item>
              <text:p text:style-name="P1">All planned activities have been resolved.</text:p>
            </text:list-item>
            <text:list-item>
              <text:p text:style-name="P1">Next meeting will be on Wednesday 10-03-24 10:0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10-02-02T18:35:41</meta:creation-date>
    <dc:date>2010-03-23T10:38:12</dc:date>
    <meta:editing-cycles>9</meta:editing-cycles>
    <meta:editing-duration>PT01H02M14S</meta:editing-duration>
    <dc:creator>Jonas Jacobson</dc:creator>
    <meta:document-statistic meta:table-count="0" meta:image-count="0" meta:object-count="0" meta:page-count="1" meta:paragraph-count="17" meta:word-count="136" meta:character-count="1063"/>
    <meta:user-defined meta:name="Info 1"/>
    <meta:user-defined meta:name="Info 2"/>
    <meta:user-defined meta:name="Info 3"/>
    <meta:user-defined meta:name="Info 4"/>
  </office:meta>
</office:document-meta>
</file>